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1.129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84">
            <text:p>484</text:p>
          </table:table-cell>
          <table:table-cell table:formula="of:=[.G116]+[.H102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table:number-columns-repeated="2" office:value-type="float" office:value="395.52">
            <text:p>395.52</text:p>
          </table:table-cell>
          <table:table-cell table:formula="of:=[.G117]+[.H103]" office:value-type="float" office:value="4995.25">
            <text:p>4995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30]+[.H116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98">
            <text:p>98</text:p>
          </table:table-cell>
          <table:table-cell table:formula="of:=[.G131]+[.H117]" office:value-type="float" office:value="5093.25">
            <text:p>509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-3347.3">
            <text:p>-3347.3</text:p>
          </table:table-cell>
          <table:table-cell table:formula="of:=[.G134]+[.H120]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36]+[.H122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65">
            <text:p>65</text:p>
          </table:table-cell>
          <table:table-cell table:formula="of:=[.G139]+[.H125]" office:value-type="float" office:value="5333.26">
            <text:p>5333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28]" office:value-type="float" office:value="11">
            <text:p>1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42]+[.H128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29]" office:value-type="float" office:value="11">
            <text:p>1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43]+[.H12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30]" office:value-type="float" office:value="11">
            <text:p>1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44]+[.H130]" office:value-type="float" office:value="6759.01">
            <text:p>6759.01</text:p>
          </table:table-cell>
          <table:table-cell office:value-type="string">
            <text:p>Elect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31]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317.59">
            <text:p>317.59</text:p>
          </table:table-cell>
          <table:table-cell table:formula="of:=[.G145]+[.H131]" office:value-type="float" office:value="5410.84">
            <text:p>5410.84</text:p>
          </table:table-cell>
          <table:table-cell office:value-type="string">
            <text:p>Exclud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32]" office:value-type="float" office:value="11">
            <text:p>1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46]+[.H1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33]" office:value-type="float" office:value="11">
            <text:p>1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47]+[.H13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34]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48]+[.H134]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10">
            <text:p>10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35]" office:value-type="float" office:value="11">
            <text:p>1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49]+[.H13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36]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50]-[.H136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37]" office:value-type="float" office:value="11">
            <text:p>1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51]+[.H1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38]" office:value-type="float" office:value="11">
            <text:p>1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9]" office:value-type="float" office:value="11">
            <text:p>1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08.39">
            <text:p>208.39</text:p>
          </table:table-cell>
          <table:table-cell table:formula="of:=[.G153]+[.H139]" office:value-type="float" office:value="5541.65">
            <text:p>5541.65</text:p>
          </table:table-cell>
          <table:table-cell office:value-type="string">
            <text:p>Elected</text:p>
          </table:table-cell>
          <table:table-cell office:value-type="float" office:value="11">
            <text:p>1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0]" office:value-type="float" office:value="11">
            <text:p>1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54]+[.H14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41]" office:value-type="float" office:value="11">
            <text:p>1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55]+[.H14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2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58]" office:value-type="float" office:value="6">
            <text:p>6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72]-[.H58]" office:value-type="float" office:value="376.04">
            <text:p>376.04</text:p>
          </table:table-cell>
          <table:table-cell office:value-type="float" office:value="5450">
            <text:p>54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73]-[.H59]" office:value-type="float" office:value="1824">
            <text:p>1824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60]" office:value-type="float" office:value="6">
            <text:p>6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74]+[.H6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61]" office:value-type="float" office:value="6">
            <text:p>6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-1962.22">
            <text:p>-1962.22</text:p>
          </table:table-cell>
          <table:table-cell table:formula="of:=[.G75]+[.H6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62]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76]-[.H62]" office:value-type="float" office:value="1671">
            <text:p>1671</text:p>
          </table:table-cell>
          <table:table-cell office:value-type="float" office:value="8652.54">
            <text:p>8652.5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63]" office:value-type="float" office:value="6">
            <text:p>6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77]-[.H63]" office:value-type="float" office:value="97.3800000000001">
            <text:p>97.38</text:p>
          </table:table-cell>
          <table:table-cell office:value-type="float" office:value="4337.8">
            <text:p>433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78]+[.H6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65]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79]+[.H6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66]" office:value-type="float" office:value="6">
            <text:p>6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80]+[.H6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67]" office:value-type="float" office:value="6">
            <text:p>6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81]-[.H67]" office:value-type="float" office:value="-2185.34">
            <text:p>-2185.3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68]" office:value-type="float" office:value="6">
            <text:p>6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82]+[.H6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69]" office:value-type="float" office:value="6">
            <text:p>6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83]+[.H69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70]" office:value-type="float" office:value="6">
            <text:p>6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84]-[.H70]" office:value-type="float" office:value="20.3599999999997">
            <text:p>20.36</text:p>
          </table:table-cell>
          <table:table-cell office:value-type="float" office:value="4676.26">
            <text:p>467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85]-[.H71]" office:value-type="float" office:value="11.1800000000003">
            <text:p>11.18</text:p>
          </table:table-cell>
          <table:table-cell office:value-type="float" office:value="4715.26">
            <text:p>471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72]" office:value-type="float" office:value="7">
            <text:p>7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86]-[.H72]" office:value-type="float" office:value="894">
            <text:p>894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73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87]-[.H73]" office:value-type="float" office:value="0">
            <text:p>0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74]" office:value-type="float" office:value="7">
            <text:p>7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88]+[.H7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75]" office:value-type="float" office:value="7">
            <text:p>7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90]-[.H76]" office:value-type="float" office:value="-1476.54">
            <text:p>-1476.54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91]-[.H77]" office:value-type="float" office:value="310">
            <text:p>310</text:p>
          </table:table-cell>
          <table:table-cell office:value-type="float" office:value="4647.8">
            <text:p>464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92]+[.H7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93]+[.H7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80]" office:value-type="float" office:value="7">
            <text:p>7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94]+[.H8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81]" office:value-type="float" office:value="7">
            <text:p>7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95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82]" office:value-type="float" office:value="7">
            <text:p>7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96]+[.H8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83]" office:value-type="float" office:value="7">
            <text:p>7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7]+[.H8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84]" office:value-type="float" office:value="7">
            <text:p>7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98]-[.H84]" office:value-type="float" office:value="19">
            <text:p>19</text:p>
          </table:table-cell>
          <table:table-cell office:value-type="float" office:value="4695.26">
            <text:p>469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99]-[.H85]" office:value-type="float" office:value="11">
            <text:p>11</text:p>
          </table:table-cell>
          <table:table-cell office:value-type="float" office:value="4726.26">
            <text:p>472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86]" office:value-type="float" office:value="8">
            <text:p>8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100]-[.H86]" office:value-type="float" office:value="375.36">
            <text:p>375.36</text:p>
          </table:table-cell>
          <table:table-cell office:value-type="float" office:value="6719.36">
            <text:p>6719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87]" office:value-type="float" office:value="8">
            <text:p>8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101]-[.H87]" office:value-type="float" office:value="-514.38">
            <text:p>-514.38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88]" office:value-type="float" office:value="8">
            <text:p>8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102]+[.H8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89]" office:value-type="float" office:value="8">
            <text:p>8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90]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104]-[.H90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91]" office:value-type="float" office:value="8">
            <text:p>8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105]-[.H91]" office:value-type="float" office:value="113.599999999999">
            <text:p>113.6</text:p>
          </table:table-cell>
          <table:table-cell office:value-type="float" office:value="4761.4">
            <text:p>4761.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106]+[.H9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93]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107]+[.H9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94]" office:value-type="float" office:value="8">
            <text:p>8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108]+[.H9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95]" office:value-type="float" office:value="8">
            <text:p>8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109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96]" office:value-type="float" office:value="8">
            <text:p>8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110]+[.H9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97]" office:value-type="float" office:value="8">
            <text:p>8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11]+[.H9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98]" office:value-type="float" office:value="8">
            <text:p>8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112]-[.H98]" office:value-type="float" office:value="8">
            <text:p>8</text:p>
          </table:table-cell>
          <table:table-cell office:value-type="float" office:value="4703.26">
            <text:p>4703.2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113]-[.H99]" office:value-type="float" office:value="2.23999999999978">
            <text:p>2.24</text:p>
          </table:table-cell>
          <table:table-cell office:value-type="float" office:value="4728.5">
            <text:p>4728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22]+1" office:value-type="float" office:value="10">
            <text:p>10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37]-[.H122]" office:value-type="float" office:value="0">
            <text:p>0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23]+1" office:value-type="float" office:value="10">
            <text:p>10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38]-[.H1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24]+1" office:value-type="float" office:value="10">
            <text:p>10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39]-[.H124]" office:value-type="float" office:value="-1077">
            <text:p>-1077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25]+1" office:value-type="float" office:value="10">
            <text:p>10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40]-[.H1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26]+1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41]-[.H126]" office:value-type="float" office:value="145">
            <text:p>145</text:p>
          </table:table-cell>
          <table:table-cell office:value-type="float" office:value="5443">
            <text:p>5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27]+1" office:value-type="float" office:value="10">
            <text:p>10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42]-[.H1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28]+1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43]-[.H1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29]+1" office:value-type="float" office:value="10">
            <text:p>10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44]-[.H1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30]+1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45]-[.H1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31]+1" office:value-type="float" office:value="10">
            <text:p>10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46]-[.H1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32]+1" office:value-type="float" office:value="10">
            <text:p>10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47]-[.H13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3]+1" office:value-type="float" office:value="10">
            <text:p>10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48]-[.H133]" office:value-type="float" office:value="0">
            <text:p>0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34]+1" office:value-type="float" office:value="10">
            <text:p>10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49]-[.H134]" office:value-type="float" office:value="0">
            <text:p>0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35]+1" office:value-type="float" office:value="10">
            <text:p>10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50]-[.H135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36]+1" office:value-type="float" office:value="10">
            <text:p>10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51]-[.H1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37]+1" office:value-type="float" office:value="11">
            <text:p>1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52]-[.H137]" office:value-type="float" office:value="8">
            <text:p>8</text:p>
          </table:table-cell>
          <table:table-cell office:value-type="float" office:value="6328">
            <text:p>63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38]+1" office:value-type="float" office:value="11">
            <text:p>1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53]-[.H1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39]+1" office:value-type="float" office:value="11">
            <text:p>1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54]-[.H139]" office:value-type="float" office:value="0">
            <text:p>0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40]+1" office:value-type="float" office:value="11">
            <text:p>1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55]-[.H1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41]+1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56]-[.H141]" office:value-type="float" office:value="266">
            <text:p>266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42]+1" office:value-type="float" office:value="11">
            <text:p>1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57]-[.H1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43]+1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58]-[.H1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44]+1" office:value-type="float" office:value="11">
            <text:p>1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59]-[.H1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45]+1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60]-[.H1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46]+1" office:value-type="float" office:value="11">
            <text:p>1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61]-[.H1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47]+1" office:value-type="float" office:value="11">
            <text:p>1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62]-[.H14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48]+1" office:value-type="float" office:value="11">
            <text:p>1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63]-[.H148]" office:value-type="float" office:value="25">
            <text:p>25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9]+1" office:value-type="float" office:value="11">
            <text:p>1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64]-[.H149]" office:value-type="float" office:value="-822">
            <text:p>-822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0]+1" office:value-type="float" office:value="11">
            <text:p>1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65]-[.H15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51]+1" office:value-type="float" office:value="11">
            <text:p>1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66]-[.H1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-1295">
            <text:p>-12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14">
            <text:p>14</text:p>
          </table:table-cell>
          <table:table-cell office:value-type="float" office:value="6229">
            <text:p>622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33">
            <text:p>33</text:p>
          </table:table-cell>
          <table:table-cell office:value-type="float" office:value="580">
            <text:p>58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-454">
            <text:p>-45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138">
            <text:p>138</text:p>
          </table:table-cell>
          <table:table-cell office:value-type="float" office:value="3665">
            <text:p>366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7">
            <text:p>7</text:p>
          </table:table-cell>
          <table:table-cell office:value-type="float" office:value="6984">
            <text:p>69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3">
            <text:p>3</text:p>
          </table:table-cell>
          <table:table-cell office:value-type="float" office:value="1509">
            <text:p>150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2">
            <text:p>2</text:p>
          </table:table-cell>
          <table:table-cell office:value-type="float" office:value="5711">
            <text:p>571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128">
            <text:p>128</text:p>
          </table:table-cell>
          <table:table-cell office:value-type="float" office:value="7729">
            <text:p>77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66">
            <text:p>66</text:p>
          </table:table-cell>
          <table:table-cell office:value-type="float" office:value="2721">
            <text:p>272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5">
            <text:p>5</text:p>
          </table:table-cell>
          <table:table-cell office:value-type="float" office:value="6868">
            <text:p>68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17">
            <text:p>17</text:p>
          </table:table-cell>
          <table:table-cell office:value-type="float" office:value="6049">
            <text:p>604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6]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38]-[.H26]" office:value-type="float" office:value="1335">
            <text:p>1335</text:p>
          </table:table-cell>
          <table:table-cell office:value-type="float" office:value="7564">
            <text:p>756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27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39]-[.H27]" office:value-type="float" office:value="-580">
            <text:p>-5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28]" office:value-type="float" office:value="4">
            <text:p>4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40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29]" office:value-type="float" office:value="4">
            <text:p>4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41]-[.H29]" office:value-type="float" office:value="94">
            <text:p>94</text:p>
          </table:table-cell>
          <table:table-cell office:value-type="float" office:value="3759">
            <text:p>37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42]-[.H30]" office:value-type="float" office:value="71">
            <text:p>71</text:p>
          </table:table-cell>
          <table:table-cell office:value-type="float" office:value="7055">
            <text:p>705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31]"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43]-[.H31]" office:value-type="float" office:value="-1509">
            <text:p>-15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32]" office:value-type="float" office:value="4">
            <text:p>4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44]-[.H32]" office:value-type="float" office:value="-2">
            <text:p>-2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33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34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46]-[.H34]" office:value-type="float" office:value="40">
            <text:p>40</text:p>
          </table:table-cell>
          <table:table-cell office:value-type="float" office:value="7769">
            <text:p>77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35]" office:value-type="float" office:value="4">
            <text:p>4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47]-[.H35]" office:value-type="float" office:value="309">
            <text:p>309</text:p>
          </table:table-cell>
          <table:table-cell office:value-type="float" office:value="3030">
            <text:p>303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48]-[.H36]" office:value-type="float" office:value="28">
            <text:p>28</text:p>
          </table:table-cell>
          <table:table-cell office:value-type="float" office:value="6896">
            <text:p>689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49]-[.H37]" office:value-type="float" office:value="78">
            <text:p>78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38]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50]-[.H38]" office:value-type="float" office:value="115">
            <text:p>115</text:p>
          </table:table-cell>
          <table:table-cell office:value-type="float" office:value="7679">
            <text:p>767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9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51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0]" office:value-type="float" office:value="5">
            <text:p>5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41]" office:value-type="float" office:value="5">
            <text:p>5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53]-[.H41]" office:value-type="float" office:value="1233">
            <text:p>1233</text:p>
          </table:table-cell>
          <table:table-cell office:value-type="float" office:value="4992">
            <text:p>499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42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54]-[.H42]" office:value-type="float" office:value="80">
            <text:p>80</text:p>
          </table:table-cell>
          <table:table-cell office:value-type="float" office:value="7135">
            <text:p>7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43]" office:value-type="float" office:value="5">
            <text:p>5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55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44]" office:value-type="float" office:value="5">
            <text:p>5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56]-[.H44]" office:value-type="float" office:value="101">
            <text:p>101</text:p>
          </table:table-cell>
          <table:table-cell office:value-type="float" office:value="5810">
            <text:p>581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45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57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46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58]-[.H46]" office:value-type="float" office:value="191">
            <text:p>191</text:p>
          </table:table-cell>
          <table:table-cell office:value-type="float" office:value="7960">
            <text:p>79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47]" office:value-type="float" office:value="5">
            <text:p>5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59]-[.H47]" office:value-type="float" office:value="-3030">
            <text:p>-30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48]" office:value-type="float" office:value="5">
            <text:p>5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60]-[.H48]" office:value-type="float" office:value="69">
            <text:p>69</text:p>
          </table:table-cell>
          <table:table-cell office:value-type="float" office:value="6965">
            <text:p>69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49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61]-[.H49]" office:value-type="float" office:value="839">
            <text:p>839</text:p>
          </table:table-cell>
          <table:table-cell office:value-type="float" office:value="6966">
            <text:p>69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50]" office:value-type="float" office:value="6">
            <text:p>6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62]-[.H50]" office:value-type="float" office:value="155">
            <text:p>155</text:p>
          </table:table-cell>
          <table:table-cell office:value-type="float" office:value="7834">
            <text:p>78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51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63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52]" office:value-type="float" office:value="6">
            <text:p>6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3]" office:value-type="float" office:value="6">
            <text:p>6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65]-[.H53]" office:value-type="float" office:value="-4992">
            <text:p>-49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66]-[.H54]" office:value-type="float" office:value="64">
            <text:p>64</text:p>
          </table:table-cell>
          <table:table-cell office:value-type="float" office:value="7199">
            <text:p>719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55]" office:value-type="float" office:value="6">
            <text:p>6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67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56]" office:value-type="float" office:value="6">
            <text:p>6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68]-[.H56]" office:value-type="float" office:value="30">
            <text:p>30</text:p>
          </table:table-cell>
          <table:table-cell office:value-type="float" office:value="5840">
            <text:p>58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57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69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58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70]-[.H58]" office:value-type="float" office:value="1820">
            <text:p>1820</text:p>
          </table:table-cell>
          <table:table-cell office:value-type="float" office:value="9780">
            <text:p>9780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71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60]" office:value-type="float" office:value="6">
            <text:p>6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72]-[.H60]" office:value-type="float" office:value="48">
            <text:p>48</text:p>
          </table:table-cell>
          <table:table-cell office:value-type="float" office:value="7013">
            <text:p>7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61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73]-[.H61]" office:value-type="float" office:value="1447">
            <text:p>1447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62]" office:value-type="float" office:value="7">
            <text:p>7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74]-[.H62]" office:value-type="float" office:value="155">
            <text:p>155</text:p>
          </table:table-cell>
          <table:table-cell office:value-type="float" office:value="7989">
            <text:p>7989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63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64]" office:value-type="float" office:value="7">
            <text:p>7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76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65]" office:value-type="float" office:value="7">
            <text:p>7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77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6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78]-[.H66]" office:value-type="float" office:value="32">
            <text:p>32</text:p>
          </table:table-cell>
          <table:table-cell office:value-type="float" office:value="7231">
            <text:p>7231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67]" office:value-type="float" office:value="7">
            <text:p>7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79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68]" office:value-type="float" office:value="7">
            <text:p>7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80]-[.H68]" office:value-type="float" office:value="20">
            <text:p>20</text:p>
          </table:table-cell>
          <table:table-cell office:value-type="float" office:value="5860">
            <text:p>586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69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81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70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82]-[.H70]" office:value-type="float" office:value="-1764">
            <text:p>-1764</text:p>
          </table:table-cell>
          <table:table-cell office:value-type="float" office:value="8016">
            <text:p>801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83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72]" office:value-type="float" office:value="7">
            <text:p>7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84]-[.H72]" office:value-type="float" office:value="53">
            <text:p>53</text:p>
          </table:table-cell>
          <table:table-cell office:value-type="float" office:value="7066">
            <text:p>706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7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85]-[.H73]" office:value-type="float" office:value="0">
            <text:p>0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1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1:46:15.66</dc:date>
    <dc:creator>Bob Harper</dc:creator>
    <meta:editing-duration>P2DT15H15M1S</meta:editing-duration>
    <meta:editing-cycles>294</meta:editing-cycles>
    <meta:generator>OpenOffice/4.1.1$Win32 OpenOffice.org_project/411m6$Build-9775</meta:generator>
    <meta:document-statistic meta:table-count="18" meta:cell-count="14719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